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423cm"/>
    </style:style>
    <style:style style:name="gr6" style:family="graphic" style:parent-style-name="objectwithoutfill">
      <style:graphic-properties svg:stroke-width="0.106cm" svg:stroke-color="#5e8ac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582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5e8ac7" style:font-name="Bitstream Vera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text-properties style:font-name="Bitstream Vera Sans Mono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e8ac7" style:font-name="Bitstream Vera Sans Mono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f58220" style:font-name="Bitstream Vera Sans Mono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3.667cm" svg:x2="4.175cm" svg:y2="12.811cm">
          <text:p/>
        </draw:line>
        <draw:line draw:style-name="gr1" draw:text-style-name="P1" draw:layer="layout" svg:x1="4.175cm" svg:y1="12.811cm" svg:x2="17.891cm" svg:y2="12.811cm">
          <text:p/>
        </draw:line>
        <draw:frame draw:style-name="gr2" draw:text-style-name="P2" draw:layer="layout" svg:width="2.212cm" svg:height="1.072cm" svg:x="3.159cm" svg:y="2.397cm">
          <draw:text-box>
            <text:p><text:span text:style-name="T1">Loss</text:span></text:p>
          </draw:text-box>
        </draw:frame>
        <draw:frame draw:style-name="gr3" draw:text-style-name="P2" draw:layer="layout" svg:width="3.067cm" svg:height="1.072cm" svg:x="16.24cm" svg:y="13.136cm">
          <draw:text-box>
            <text:p><text:span text:style-name="T1">Epochs</text:span></text:p>
          </draw:text-box>
        </draw:frame>
        <draw:frame draw:style-name="gr4" draw:text-style-name="P3" draw:layer="layout" svg:width="4.778cm" svg:height="1.072cm" svg:x="8.16cm" svg:y="9.834cm">
          <draw:text-box>
            <text:p><text:span text:style-name="T2">Validation</text:span></text:p>
          </draw:text-box>
        </draw:frame>
        <draw:frame draw:style-name="gr5" draw:text-style-name="P4" draw:layer="layout" svg:width="3.923cm" svg:height="1.072cm" svg:x="12.825cm" svg:y="7.858cm">
          <draw:text-box>
            <text:p><text:span text:style-name="T3">Training</text:span></text:p>
          </draw:text-box>
        </draw:frame>
        <draw:path draw:style-name="gr6" draw:text-style-name="P1" draw:layer="layout" svg:width="11.857cm" svg:height="2.346cm" draw:transform="skewX (-6.69169327541674E-017) rotate (-0.67107909739182) translate (7.44372403569699cm 4.02358462114116cm)" svg:viewBox="0 0 11858 2347" svg:d="M0 2347c579-34 1130-222 1710-267 557-44 1104-176 1674-185 537-8 1075-52 1608-134 480-73 975-67 1444-211 493-151 1003-251 1496-407 466-148 948-208 1424-300 483-93 910-336 1363-510l420-125 445-94 274-114">
          <text:p/>
        </draw:path>
        <draw:path draw:style-name="gr7" draw:text-style-name="P1" draw:layer="layout" svg:width="12.142cm" svg:height="1.851cm" draw:transform="rotate (-0.324282175020546) translate (6.52830334720927cm 5.57147446163854cm)" svg:viewBox="0 0 12143 1852" svg:d="M0 48c453-30 911-73 1365-29 643 62 1269 254 1880 485 479 181 997 222 1495 356 493 133 989 253 1493 357 482 99 981 87 1468 151 517 68 1065-31 1558 163 509 200 1028 264 1558 292 432 23 857 55 1287-3l39-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00:27:14.450557938</meta:creation-date>
    <dc:date>2020-06-20T01:52:09.913250069</dc:date>
    <meta:editing-duration>PT1H9M4S</meta:editing-duration>
    <meta:editing-cycles>6</meta:editing-cycles>
    <meta:generator>LibreOffice/6.0.7.3$Linux_X86_64 LibreOffice_project/00m0$Build-3</meta:generator>
    <meta:document-statistic meta:object-count="8"/>
  </office:meta>
</office:document-meta>
</file>